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738d" officeooo:paragraph-rsid="0004738d"/>
    </style:style>
    <style:style style:name="P2" style:family="paragraph" style:parent-style-name="Standard">
      <style:text-properties officeooo:rsid="0004738d" officeooo:paragraph-rsid="0004738d"/>
    </style:style>
    <style:style style:name="P3" style:family="paragraph" style:parent-style-name="Standard">
      <style:text-properties officeooo:rsid="0004738d" officeooo:paragraph-rsid="0009af38"/>
    </style:style>
    <style:style style:name="P4" style:family="paragraph" style:parent-style-name="Standard">
      <style:text-properties officeooo:rsid="0004738d" officeooo:paragraph-rsid="000eea30"/>
    </style:style>
    <style:style style:name="P5" style:family="paragraph" style:parent-style-name="Standard">
      <style:text-properties officeooo:rsid="000984a6" officeooo:paragraph-rsid="0009af38"/>
    </style:style>
    <style:style style:name="P6" style:family="paragraph" style:parent-style-name="Standard">
      <style:text-properties officeooo:rsid="000984a6" officeooo:paragraph-rsid="000eea30"/>
    </style:style>
    <style:style style:name="P7" style:family="paragraph" style:parent-style-name="Standard">
      <style:text-properties officeooo:rsid="000e04dc" officeooo:paragraph-rsid="000e04dc"/>
    </style:style>
    <style:style style:name="T1" style:family="text">
      <style:text-properties officeooo:rsid="00071d51"/>
    </style:style>
    <style:style style:name="T2" style:family="text">
      <style:text-properties officeooo:rsid="0008badd"/>
    </style:style>
    <style:style style:name="T3" style:family="text">
      <style:text-properties officeooo:rsid="000984a6"/>
    </style:style>
    <style:style style:name="T4" style:family="text">
      <style:text-properties officeooo:rsid="0009af38"/>
    </style:style>
    <style:style style:name="T5" style:family="text">
      <style:text-properties officeooo:rsid="000b0080"/>
    </style:style>
    <style:style style:name="T6" style:family="text">
      <style:text-properties officeooo:rsid="000cfe52"/>
    </style:style>
    <style:style style:name="T7" style:family="text">
      <style:text-properties officeooo:rsid="000d2596"/>
    </style:style>
    <style:style style:name="T8" style:family="text">
      <style:text-properties officeooo:rsid="000eea30"/>
    </style:style>
    <style:style style:name="T9" style:family="text">
      <style:text-properties officeooo:rsid="000f76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1.</text:span>Problem Statement Definition:</text:p>
      <text:p text:style-name="P1"/>
      <text:p text:style-name="P1">To design a <text:span text:style-name="T6">Web </text:span>Database application <text:span text:style-name="T2">(using php and MySQL )</text:span> to store information about <text:span text:style-name="T3">T20 </text:span>cricket match<text:span text:style-name="T3">es</text:span>. The Database will store information <text:span text:style-name="T1">about the cricket matches and the information can be used to produce a score card (for any match,given the match-id). The user can enter the match-id in the system and the system can generate the full score card for the match.</text:span></text:p>
      <text:p text:style-name="P1"/>
      <text:p text:style-name="P5">The full score card consists of the <text:span text:style-name="T5">overall Match ,</text:span>batting and bowling statistics <text:span text:style-name="T4">( Team-wise and Player-wise) :</text:span></text:p>
      <text:p text:style-name="P6"><text:tab/>-<text:span text:style-name="T4">For Batsman Statistics (An example layout is show in Fig 1.1):</text:span></text:p>
      <text:p text:style-name="P5"><text:tab/><text:tab/>-<text:span text:style-name="T5">Batsman Name</text:span></text:p>
      <text:p text:style-name="P5"><text:tab/><text:tab/>-<text:span text:style-name="T4">Runs taken by each batsman</text:span></text:p>
      <text:p text:style-name="P5"><text:tab/><text:tab/>-<text:span text:style-name="T4">Strike rate of each batsman</text:span></text:p>
      <text:p text:style-name="P5"><text:tab/><text:tab/>-<text:span text:style-name="T4">Number of 4s and 6s</text:span></text:p>
      <text:p text:style-name="P5"><text:tab/><text:tab/>-<text:span text:style-name="T4">Number of balls faced</text:span></text:p>
      <text:p text:style-name="P5"><text:tab/><text:tab/>-<text:span text:style-name="T4">current status (batting/out)</text:span></text:p>
      <text:p text:style-name="P5"><text:tab/><text:tab/>-<text:span text:style-name="T5">Overall Team Score (Total Runs/Wickets Fallen)</text:span></text:p>
      <text:p text:style-name="P5"><text:tab/><text:tab/><text:tab/></text:p>
      <text:p text:style-name="P6"><text:tab/>-<text:span text:style-name="T5">For Bowler Statistics (An example layout is show in Fig 1.2):</text:span></text:p>
      <text:p text:style-name="P5"><text:tab/><text:tab/>-<text:span text:style-name="T5">Bowler Name</text:span></text:p>
      <text:p text:style-name="P5"><text:tab/><text:tab/>-<text:span text:style-name="T5">Number of overs bowled</text:span></text:p>
      <text:p text:style-name="P5"><text:tab/><text:tab/>-<text:span text:style-name="T5">Numbers of maiden overs delivered</text:span></text:p>
      <text:p text:style-name="P5"><text:tab/><text:tab/>-<text:span text:style-name="T5">Number of wickets taken</text:span></text:p>
      <text:p text:style-name="P5"><text:tab/><text:tab/>-<text:span text:style-name="T5">Number of Wide balls and No–balls delivered</text:span></text:p>
      <text:p text:style-name="P5"><text:tab/><text:tab/>-<text:span text:style-name="T5">Economy of the Bowler</text:span></text:p>
      <text:p text:style-name="P5"/>
      <text:p text:style-name="P4"><text:tab/>-<text:span text:style-name="T5">Overall Match Statistics (An example layout is show in Fig 1.3):</text:span></text:p>
      <text:p text:style-name="P3"><text:tab/><text:tab/>- <text:span text:style-name="T6">Match-id</text:span></text:p>
      <text:p text:style-name="P3"><text:tab/><text:tab/>- <text:span text:style-name="T6">Date &amp; Time of the Match</text:span></text:p>
      <text:p text:style-name="P3"><text:tab/><text:tab/>- <text:span text:style-name="T6">Toss Info (who won and what they choose)</text:span></text:p>
      <text:p text:style-name="P3"><text:tab/><text:tab/>- <text:span text:style-name="T6">Venue Info (Stadium Name and Location)</text:span></text:p>
      <text:p text:style-name="P3"><text:tab/><text:tab/>- <text:span text:style-name="T6">Umpires</text:span></text:p>
      <text:p text:style-name="P3"><text:tab/><text:tab/>- <text:span text:style-name="T7">The name of the Players for each Team(11 Players each)</text:span></text:p>
      <text:p text:style-name="P3"/>
      <text:p text:style-name="P3"><text:tab/></text:p>
      <text:p text:style-name="P7">The Database will store information about each of the individual player of the Teams and their statistics (like debut-date,age,total number of runs and wickets,total number of matches played,etc).</text:p>
      <text:p text:style-name="P7">The statistics of each player will be updated after each ball of every Match (i.e. the statistics of each player will remain update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21:58:24.711185265</meta:creation-date>
    <dc:date>2019-10-30T22:46:55.533797289</dc:date>
    <meta:editing-duration>PT3H42M55S</meta:editing-duration>
    <meta:editing-cycles>7</meta:editing-cycles>
    <meta:generator>LibreOffice/6.2.7.1$Linux_X86_64 LibreOffice_project/20$Build-1</meta:generator>
    <meta:document-statistic meta:table-count="0" meta:image-count="0" meta:object-count="0" meta:page-count="1" meta:paragraph-count="29" meta:word-count="264" meta:character-count="1606" meta:non-whitespace-character-count="1325"/>
  </office:meta>
</office:document-meta>
</file>